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93ee110" style:family="table" style:master-page-name="ta-mp-0x93ee110">
      <style:table-properties table:display="true" style:writing-mode="lr-tb"/>
    </style:style>
    <style:style style:name="ta-0x93ee268" style:family="table" style:master-page-name="ta-mp-0x93ee268">
      <style:table-properties table:display="true" style:writing-mode="lr-tb"/>
    </style:style>
    <style:style style:name="ta-0x93ee3c0" style:family="table" style:master-page-name="ta-mp-0x93ee3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109.50pt" style:use-optimal-column-width="true"/>
    </style:style>
    <style:style style:name="ACE-0x93a30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3a2f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3a44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align="start" gnm:GnmHAlign="64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3a42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3a33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93a3b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3a38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93a47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3a3d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3a3e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09.50pt" style:use-optimal-column-width="false"/>
    </style:style>
    <style:style style:name="ACOL-2" style:family="table-column"/>
    <style:style style:name="ACOL-3" style:family="table-column">
      <style:table-column-properties style:column-width="48.00pt" style:use-optimal-column-width="true"/>
    </style:style>
    <style:style style:name="ACOL-4" style:family="table-column">
      <style:table-column-properties style:column-width="64.01pt" style:use-optimal-column-width="true"/>
    </style:style>
    <style:style style:name="AROW-1" style:family="table-row">
      <style:table-row-properties style:row-height="14.00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>
      <style:table-row-properties style:row-height="14.25pt" style:use-optimal-row-height="true"/>
    </style:style>
    <style:style style:name="AROW-4" style:family="table-row">
      <style:table-row-properties style:row-height="12.81pt" style:use-optimal-row-height="false"/>
    </style:style>
    <style:style style:name="AROW-5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93ee110" table:print="true">
        <office:forms form:automatic-focus="false" form:apply-design-mode="false">
          <form:form/>
        </office:forms>
        <table:table-column table:style-name="ACOL-1" table:number-columns-repeated="4"/>
        <table:table-column table:style-name="ACOL-0" table:number-columns-repeated="252"/>
        <table:table-row table:style-name="AROW-1">
          <table:table-cell table:number-columns-spanned="2" table:style-name="ACE-0x93a2fc8" office:value-type="string" office:string-value="Table">
            <text:p>Table</text:p>
          </table:table-cell>
          <table:covered-table-cell/>
          <table:table-cell table:number-columns-spanned="2" table:style-name="ACE-0x93a2fc8" office:value-type="string" office:string-value="Entity">
            <text:p>Entity</text:p>
          </table:table-cell>
          <table:covered-table-cell/>
          <table:table-cell table:number-columns-repeated="252" table:style-name="Gnumeric-default"/>
        </table:table-row>
        <table:table-row table:style-name="AROW-1">
          <table:table-cell table:style-name="ACE-0x93a3388" office:value-type="string" office:string-value="Column Name">
            <text:p>Column Name</text:p>
          </table:table-cell>
          <table:table-cell table:style-name="ACE-0x93a3388" office:value-type="string" office:string-value="Type">
            <text:p>Type</text:p>
          </table:table-cell>
          <table:table-cell table:style-name="ACE-0x93a3388" office:value-type="string" office:string-value="Property Name">
            <text:p>Property Name</text:p>
          </table:table-cell>
          <table:table-cell table:style-name="ACE-0x93a3388" office:value-type="string" office:string-value="Type">
            <text:p>Type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4408" office:value-type="string" office:string-value="Address">
            <text:p>Address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nLineNo">
            <text:p>nLineNo</text:p>
          </table:table-cell>
          <table:table-cell table:style-name="ACE-0x93a4408"/>
          <table:table-cell table:style-name="ACE-0x93a4708" office:value-type="string" office:string-value="lineNo">
            <text:p>lineNo</text:p>
          </table:table-cell>
          <table:table-cell table:style-name="ACE-0x93a4708" office:value-type="string" office:string-value="int">
            <text:p>int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ClientNo">
            <text:p>cClientNo</text:p>
          </table:table-cell>
          <table:table-cell table:style-name="ACE-0x93a4408"/>
          <table:table-cell table:style-name="ACE-0x93a4708" office:value-type="string" office:string-value="clientNo">
            <text:p>clientNo</text:p>
          </table:table-cell>
          <table:table-cell table:style-name="ACE-0x93a4708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Address">
            <text:p>cAddress</text:p>
          </table:table-cell>
          <table:table-cell table:style-name="ACE-0x93a4408"/>
          <table:table-cell table:style-name="ACE-0x93a4708" office:value-type="string" office:string-value="address">
            <text:p>address</text:p>
          </table:table-cell>
          <table:table-cell table:style-name="ACE-0x93a4708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BrgyCode">
            <text:p>cBrgyCode</text:p>
          </table:table-cell>
          <table:table-cell table:style-name="ACE-0x93a4408"/>
          <table:table-cell table:style-name="ACE-0x93a4708" office:value-type="string" office:string-value="brgyCode">
            <text:p>brgyCode</text:p>
          </table:table-cell>
          <table:table-cell table:style-name="ACE-0x93a4708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BrgyDesc">
            <text:p>cBrgyDesc</text:p>
          </table:table-cell>
          <table:table-cell table:style-name="ACE-0x93a4408"/>
          <table:table-cell table:style-name="ACE-0x93a4708" office:value-type="string" office:string-value="brgyDesc">
            <text:p>brgyDesc</text:p>
          </table:table-cell>
          <table:table-cell table:style-name="ACE-0x93a4708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3">
          <table:table-cell table:style-name="Gnumeric-default" office:value-type="string" office:string-value="cDescription">
            <text:p>cDescription</text:p>
          </table:table-cell>
          <table:table-cell table:style-name="ACE-0x93a3388"/>
          <table:table-cell table:style-name="Gnumeric-default" office:value-type="string" office:string-value="cDescription">
            <text:p>cDescription</text:p>
          </table:table-cell>
          <table:table-cell table:style-name="ACE-0x93a4708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3">
          <table:table-cell table:style-name="Gnumeric-default" office:value-type="string" office:string-value="cSketch">
            <text:p>cSketch</text:p>
          </table:table-cell>
          <table:table-cell table:style-name="ACE-0x93a3388"/>
          <table:table-cell table:style-name="Gnumeric-default" office:value-type="string" office:string-value="sketch">
            <text:p>sketch</text:p>
          </table:table-cell>
          <table:table-cell table:style-name="ACE-0x93a4708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3">
          <table:table-cell table:style-name="Gnumeric-default" office:value-type="string" office:string-value="cZipCode">
            <text:p>cZipCode</text:p>
          </table:table-cell>
          <table:table-cell table:style-name="ACE-0x93a3388"/>
          <table:table-cell table:style-name="Gnumeric-default" office:value-type="string" office:string-value="zipCode">
            <text:p>zipCode</text:p>
          </table:table-cell>
          <table:table-cell table:style-name="ACE-0x93a4708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3">
          <table:table-cell table:style-name="Gnumeric-default" office:value-type="string" office:string-value="cTxFormNo">
            <text:p>cTxFormNo</text:p>
          </table:table-cell>
          <table:table-cell table:style-name="ACE-0x93a3388"/>
          <table:table-cell table:style-name="Gnumeric-default" office:value-type="string" office:string-value="txForm">
            <text:p>txForm</text:p>
          </table:table-cell>
          <table:table-cell table:style-name="ACE-0x93a4708" office:value-type="string" office:string-value="TransactionForm">
            <text:p>TransactionForm</text:p>
          </table:table-cell>
          <table:table-cell table:number-columns-repeated="252" table:style-name="Gnumeric-default"/>
        </table:table-row>
        <table:table-row table:style-name="AROW-3">
          <table:table-cell table:style-name="Gnumeric-default" office:value-type="string" office:string-value="cPersonTypeID">
            <text:p>cPersonTypeID</text:p>
          </table:table-cell>
          <table:table-cell table:style-name="ACE-0x93a3388"/>
          <table:table-cell table:style-name="Gnumeric-default" office:value-type="string" office:string-value="personType">
            <text:p>personType</text:p>
          </table:table-cell>
          <table:table-cell table:style-name="ACE-0x93a4708" office:value-type="string" office:string-value="PersonType">
            <text:p>PersonType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088" office:value-type="string" office:string-value="Appliance">
            <text:p>Appliance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3">
          <table:table-cell table:style-name="Gnumeric-default" office:value-type="string" office:string-value="nLineNo">
            <text:p>nLineNo</text:p>
          </table:table-cell>
          <table:table-cell table:style-name="Gnumeric-default"/>
          <table:table-cell table:style-name="Gnumeric-default" office:value-type="string" office:string-value="lineNo">
            <text:p>lineNo</text:p>
          </table:table-cell>
          <table:table-cell table:style-name="Gnumeric-default" office:value-type="string" office:string-value="int">
            <text:p>int</text:p>
          </table:table-cell>
          <table:table-cell table:number-columns-repeated="252" table:style-name="Gnumeric-default"/>
        </table:table-row>
        <table:table-row table:style-name="AROW-3">
          <table:table-cell table:style-name="Gnumeric-default" office:value-type="string" office:string-value="nAmount">
            <text:p>nAmount</text:p>
          </table:table-cell>
          <table:table-cell table:style-name="Gnumeric-default"/>
          <table:table-cell table:style-name="Gnumeric-default" office:value-type="string" office:string-value="amount">
            <text:p>amount</text:p>
          </table:table-cell>
          <table:table-cell table:style-name="Gnumeric-default" office:value-type="string" office:string-value="double">
            <text:p>double</text:p>
          </table:table-cell>
          <table:table-cell table:number-columns-repeated="252" table:style-name="Gnumeric-default"/>
        </table:table-row>
        <table:table-row table:style-name="AROW-3">
          <table:table-cell table:style-name="Gnumeric-default" office:value-type="string" office:string-value="cType">
            <text:p>cType</text:p>
          </table:table-cell>
          <table:table-cell table:style-name="Gnumeric-default"/>
          <table:table-cell table:style-name="Gnumeric-default" office:value-type="string" office:string-value="type">
            <text:p>typ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3">
          <table:table-cell table:style-name="Gnumeric-default" office:value-type="string" office:string-value="nAssetId">
            <text:p>nAssetId</text:p>
          </table:table-cell>
          <table:table-cell table:style-name="Gnumeric-default"/>
          <table:table-cell table:style-name="Gnumeric-default" office:value-type="string" office:string-value="asset">
            <text:p>asset</text:p>
          </table:table-cell>
          <table:table-cell table:style-name="Gnumeric-default" office:value-type="string" office:string-value="Asset">
            <text:p>Asset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088" office:value-type="string" office:string-value="Asset">
            <text:p>Asset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3">
          <table:table-cell table:style-name="Gnumeric-default" office:value-type="string" office:string-value="nAssetId">
            <text:p>nAssetId</text:p>
          </table:table-cell>
          <table:table-cell table:style-name="Gnumeric-default"/>
          <table:table-cell table:style-name="Gnumeric-default" office:value-type="string" office:string-value="id">
            <text:p>id</text:p>
          </table:table-cell>
          <table:table-cell table:style-name="Gnumeric-default" office:value-type="string" office:string-value="long">
            <text:p>long</text:p>
          </table:table-cell>
          <table:table-cell table:number-columns-repeated="252" table:style-name="Gnumeric-default"/>
        </table:table-row>
        <table:table-row table:style-name="AROW-3">
          <table:table-cell table:style-name="Gnumeric-default" office:value-type="string" office:string-value="cTxFormNo">
            <text:p>cTxFormNo</text:p>
          </table:table-cell>
          <table:table-cell table:style-name="Gnumeric-default"/>
          <table:table-cell table:style-name="Gnumeric-default" office:value-type="string" office:string-value="txFormNo">
            <text:p>txForm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b08" office:value-type="string" office:string-value="CharaterReference">
            <text:p>CharaterReference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TxFormNo">
            <text:p>cTxFormNo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pk.txFormNo">
            <text:p>pk.txForm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nLineNo">
            <text:p>nLineNo</text:p>
          </table:table-cell>
          <table:table-cell table:style-name="Gnumeric-default" office:value-type="string" office:string-value="Int(11)">
            <text:p>Int(11)</text:p>
          </table:table-cell>
          <table:table-cell table:style-name="Gnumeric-default" office:value-type="string" office:string-value="pk.lineNo">
            <text:p>pk.lineNo</text:p>
          </table:table-cell>
          <table:table-cell table:style-name="Gnumeric-default" office:value-type="string" office:string-value="int">
            <text:p>int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CharRefName">
            <text:p>cCharRefName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charRefName">
            <text:p>charRefNam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CharRefAddress">
            <text:p>cCharRefAddress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charRefAddress">
            <text:p>charRefAddress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CharRefContactNo">
            <text:p>cCharRefContactNo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charRefContactNo">
            <text:p>charRefContact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088" office:value-type="string" office:string-value="Company">
            <text:p>Company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TxFormNo">
            <text:p>cTxFormNo</text:p>
          </table:table-cell>
          <table:table-cell table:style-name="Gnumeric-default"/>
          <table:table-cell table:style-name="Gnumeric-default" office:value-type="string" office:string-value="txFormNo">
            <text:p>txForm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Address">
            <text:p>cAddress</text:p>
          </table:table-cell>
          <table:table-cell table:style-name="Gnumeric-default"/>
          <table:table-cell table:style-name="Gnumeric-default" office:value-type="string" office:string-value="address">
            <text:p>address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PermitNo">
            <text:p>cPermitNo</text:p>
          </table:table-cell>
          <table:table-cell table:style-name="Gnumeric-default"/>
          <table:table-cell table:style-name="Gnumeric-default" office:value-type="string" office:string-value="businessPermitNo">
            <text:p>businessPermit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contactNo">
            <text:p>ccontactNo</text:p>
          </table:table-cell>
          <table:table-cell table:style-name="Gnumeric-default"/>
          <table:table-cell table:style-name="Gnumeric-default" office:value-type="string" office:string-value="contactNo">
            <text:p>contact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Email">
            <text:p>cEmail</text:p>
          </table:table-cell>
          <table:table-cell table:style-name="Gnumeric-default"/>
          <table:table-cell table:style-name="Gnumeric-default" office:value-type="string" office:string-value="email">
            <text:p>email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ExpirationDate">
            <text:p>cExpirationDate</text:p>
          </table:table-cell>
          <table:table-cell table:style-name="Gnumeric-default"/>
          <table:table-cell table:style-name="Gnumeric-default" office:value-type="string" office:string-value="expirationDate">
            <text:p>expirationDate</text:p>
          </table:table-cell>
          <table:table-cell table:style-name="Gnumeric-default" office:value-type="string" office:string-value="Date">
            <text:p>Date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dIssuedDate">
            <text:p>dIssuedDate</text:p>
          </table:table-cell>
          <table:table-cell table:style-name="Gnumeric-default"/>
          <table:table-cell table:style-name="Gnumeric-default" office:value-type="string" office:string-value="issuedDate">
            <text:p>issuedDate</text:p>
          </table:table-cell>
          <table:table-cell table:style-name="Gnumeric-default" office:value-type="string" office:string-value="Date">
            <text:p>Date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Nature">
            <text:p>cNature</text:p>
          </table:table-cell>
          <table:table-cell table:style-name="Gnumeric-default"/>
          <table:table-cell table:style-name="Gnumeric-default" office:value-type="string" office:string-value="natureOfBusiness">
            <text:p>natureOfBusiness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President">
            <text:p>cPresident</text:p>
          </table:table-cell>
          <table:table-cell table:style-name="Gnumeric-default"/>
          <table:table-cell table:style-name="Gnumeric-default" office:value-type="string" office:string-value="president">
            <text:p>president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Tin">
            <text:p>cTin</text:p>
          </table:table-cell>
          <table:table-cell table:style-name="Gnumeric-default"/>
          <table:table-cell table:style-name="Gnumeric-default" office:value-type="string" office:string-value="tin">
            <text:p>tin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nYearOfService">
            <text:p>nYearOfService</text:p>
          </table:table-cell>
          <table:table-cell table:style-name="Gnumeric-default"/>
          <table:table-cell table:style-name="Gnumeric-default" office:value-type="string" office:string-value="yearOfService">
            <text:p>yearOfService</text:p>
          </table:table-cell>
          <table:table-cell table:style-name="Gnumeric-default" office:value-type="string" office:string-value="int">
            <text:p>int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b08" office:value-type="string" office:string-value="CreditRef">
            <text:p>CreditRef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TxFormNo">
            <text:p>cTxFormNo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pk.txFormNo">
            <text:p>pk.txForm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nLineNo">
            <text:p>nLineNo</text:p>
          </table:table-cell>
          <table:table-cell table:style-name="Gnumeric-default" office:value-type="string" office:string-value="Int(11)">
            <text:p>Int(11)</text:p>
          </table:table-cell>
          <table:table-cell table:style-name="Gnumeric-default" office:value-type="string" office:string-value="pk.lineNo">
            <text:p>pk.lineNo</text:p>
          </table:table-cell>
          <table:table-cell table:style-name="Gnumeric-default" office:value-type="string" office:string-value="int">
            <text:p>int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Name">
            <text:p>cName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creRefName">
            <text:p>creRefNam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Address">
            <text:p>cAddress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creRefAddress">
            <text:p>creRefAddress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Term">
            <text:p>cTerm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creRefTerm">
            <text:p>creRefTerm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nLoanAmount">
            <text:p>nLoanAmount</text:p>
          </table:table-cell>
          <table:table-cell table:style-name="Gnumeric-default" office:value-type="string" office:string-value="Double(13)">
            <text:p>Double(13)</text:p>
          </table:table-cell>
          <table:table-cell table:style-name="Gnumeric-default" office:value-type="string" office:string-value="creRefLoadAmount">
            <text:p>creRefLoadAmount</text:p>
          </table:table-cell>
          <table:table-cell table:style-name="Gnumeric-default" office:value-type="string" office:string-value="double">
            <text:p>double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nMonthly">
            <text:p>nMonthly</text:p>
          </table:table-cell>
          <table:table-cell table:style-name="Gnumeric-default" office:value-type="string" office:string-value="Double(13)">
            <text:p>Double(13)</text:p>
          </table:table-cell>
          <table:table-cell table:style-name="Gnumeric-default" office:value-type="string" office:string-value="creRefMonthly">
            <text:p>creRefMonthly</text:p>
          </table:table-cell>
          <table:table-cell table:style-name="Gnumeric-default" office:value-type="string" office:string-value="double">
            <text:p>double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nAmountPaid">
            <text:p>nAmountPaid</text:p>
          </table:table-cell>
          <table:table-cell table:style-name="Gnumeric-default" office:value-type="string" office:string-value="Double(13)">
            <text:p>Double(13)</text:p>
          </table:table-cell>
          <table:table-cell table:style-name="Gnumeric-default" office:value-type="string" office:string-value="creRefAmountPaid">
            <text:p>creRefAmountPaid</text:p>
          </table:table-cell>
          <table:table-cell table:style-name="Gnumeric-default" office:value-type="string" office:string-value="double">
            <text:p>double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nBalance">
            <text:p>nBalance</text:p>
          </table:table-cell>
          <table:table-cell table:style-name="Gnumeric-default" office:value-type="string" office:string-value="Double(13)">
            <text:p>Double(13)</text:p>
          </table:table-cell>
          <table:table-cell table:style-name="Gnumeric-default" office:value-type="string" office:string-value="creRefBalance">
            <text:p>creRefBalance</text:p>
          </table:table-cell>
          <table:table-cell table:style-name="Gnumeric-default" office:value-type="string" office:string-value="double">
            <text:p>double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088" office:value-type="string" office:string-value="Customer">
            <text:p>Customer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ClientNo">
            <text:p>cClientNo</text:p>
          </table:table-cell>
          <table:table-cell table:style-name="Gnumeric-default"/>
          <table:table-cell table:style-name="Gnumeric-default" office:value-type="string" office:string-value="clientNo">
            <text:p>client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Name">
            <text:p>cName</text:p>
          </table:table-cell>
          <table:table-cell table:style-name="Gnumeric-default"/>
          <table:table-cell table:style-name="Gnumeric-default" office:value-type="string" office:string-value="name">
            <text:p>nam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nTransModeId">
            <text:p>nTransModeId</text:p>
          </table:table-cell>
          <table:table-cell table:style-name="Gnumeric-default"/>
          <table:table-cell table:style-name="Gnumeric-default" office:value-type="string" office:string-value="transactionMode">
            <text:p>transactionMode</text:p>
          </table:table-cell>
          <table:table-cell table:style-name="Gnumeric-default" office:value-type="string" office:string-value="TransactionMode">
            <text:p>TransactionMode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088" office:value-type="string" office:string-value="CustomerCashInfo">
            <text:p>CustomerCashInfo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ClientNo">
            <text:p>cClientNo</text:p>
          </table:table-cell>
          <table:table-cell table:style-name="Gnumeric-default"/>
          <table:table-cell table:style-name="Gnumeric-default" office:value-type="string" office:string-value="clientNo">
            <text:p>client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Address">
            <text:p>cAddress</text:p>
          </table:table-cell>
          <table:table-cell table:style-name="Gnumeric-default"/>
          <table:table-cell table:style-name="Gnumeric-default" office:value-type="string" office:string-value="address">
            <text:p>address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BrgyCode">
            <text:p>cBrgyCode</text:p>
          </table:table-cell>
          <table:table-cell table:style-name="Gnumeric-default"/>
          <table:table-cell table:style-name="Gnumeric-default" office:value-type="string" office:string-value="barangayCode">
            <text:p>barangayCod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BrgyDesc">
            <text:p>cBrgyDesc</text:p>
          </table:table-cell>
          <table:table-cell table:style-name="Gnumeric-default"/>
          <table:table-cell table:style-name="Gnumeric-default" office:value-type="string" office:string-value="barangayDescription">
            <text:p>barangayDescription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ContactNo">
            <text:p>cContactNo</text:p>
          </table:table-cell>
          <table:table-cell table:style-name="Gnumeric-default"/>
          <table:table-cell table:style-name="Gnumeric-default" office:value-type="string" office:string-value="contactNo">
            <text:p>contact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FirstName">
            <text:p>cFirstName</text:p>
          </table:table-cell>
          <table:table-cell table:style-name="Gnumeric-default"/>
          <table:table-cell table:style-name="Gnumeric-default" office:value-type="string" office:string-value="firstName">
            <text:p>firstNam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LastName">
            <text:p>cLastName</text:p>
          </table:table-cell>
          <table:table-cell table:style-name="Gnumeric-default"/>
          <table:table-cell table:style-name="Gnumeric-default" office:value-type="string" office:string-value="lastName">
            <text:p>lastNam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MiddleName">
            <text:p>cMiddleName</text:p>
          </table:table-cell>
          <table:table-cell table:style-name="Gnumeric-default"/>
          <table:table-cell table:style-name="Gnumeric-default" office:value-type="string" office:string-value="middleName">
            <text:p>middleNam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b08" office:value-type="string" office:string-value="Dependent">
            <text:p>Dependent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TxFormNo">
            <text:p>cTxFormNo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pk.txFormNo">
            <text:p>pk.txForm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nLineNo">
            <text:p>nLineNo</text:p>
          </table:table-cell>
          <table:table-cell table:style-name="Gnumeric-default" office:value-type="string" office:string-value="Int(11)">
            <text:p>Int(11)</text:p>
          </table:table-cell>
          <table:table-cell table:style-name="Gnumeric-default" office:value-type="string" office:string-value="pk.lineNo">
            <text:p>pk.lineNo</text:p>
          </table:table-cell>
          <table:table-cell table:style-name="Gnumeric-default" office:value-type="string" office:string-value="int">
            <text:p>int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DepName">
            <text:p>cDepName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depName">
            <text:p>depNam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DepAddress">
            <text:p>cDepAddress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depAddress">
            <text:p>depAddress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DepContactNo">
            <text:p>cDepContactNo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depContactNo">
            <text:p>depContactNo</text:p>
          </table:table-cell>
          <table:table-cell table:style-name="ACE-0x93a38c8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DepRelation">
            <text:p>cDepRelation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depRelation">
            <text:p>depRelation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b08" office:value-type="string" office:string-value="Employment">
            <text:p>Employment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TxFormNo">
            <text:p>cTxFormNo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pk.txFormNo">
            <text:p>pk.txForm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PersonTypeID">
            <text:p>cPersonTypeID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pk.PersonType">
            <text:p>pk.PersonType</text:p>
          </table:table-cell>
          <table:table-cell table:style-name="Gnumeric-default" office:value-type="string" office:string-value="PersonType">
            <text:p>PersonType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ClientNo">
            <text:p>cClientNo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pk.txApplicantCode">
            <text:p>pk.txApplicantCod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Position">
            <text:p>cPosition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empPosition">
            <text:p>empPosition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Company">
            <text:p>cCompany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empCompany">
            <text:p>empCompany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Address">
            <text:p>cAddress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empAddress">
            <text:p>empAddress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ContactNo">
            <text:p>cContactNo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empContactNo">
            <text:p>empContact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Nature">
            <text:p>cNature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empNature">
            <text:p>empNatur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Status">
            <text:p>cStatus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empStatus">
            <text:p>empStatus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088" office:value-type="string" office:string-value="Expenditure">
            <text:p>Expenditure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TxFormNo">
            <text:p>cTxFormNo</text:p>
          </table:table-cell>
          <table:table-cell table:style-name="Gnumeric-default"/>
          <table:table-cell table:style-name="Gnumeric-default" office:value-type="string" office:string-value="txFormNo">
            <text:p>txForm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AdditionalInfo">
            <text:p>cAdditionalInfo</text:p>
          </table:table-cell>
          <table:table-cell table:style-name="Gnumeric-default"/>
          <table:table-cell table:style-name="Gnumeric-default" office:value-type="string" office:string-value="additionalInfo">
            <text:p>additionalInfo</text:p>
          </table:table-cell>
          <table:table-cell table:style-name="Gnumeric-default" office:value-type="string" office:string-value="Date">
            <text:p>Date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Amount">
            <text:p>cAmount</text:p>
          </table:table-cell>
          <table:table-cell table:style-name="Gnumeric-default"/>
          <table:table-cell table:style-name="Gnumeric-default" office:value-type="string" office:string-value="amount">
            <text:p>amount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ExpTypeId">
            <text:p>cExpTypeId</text:p>
          </table:table-cell>
          <table:table-cell table:style-name="Gnumeric-default"/>
          <table:table-cell table:style-name="Gnumeric-default" office:value-type="string" office:string-value="expenditureType">
            <text:p>expenditureType</text:p>
          </table:table-cell>
          <table:table-cell table:style-name="Gnumeric-default" office:value-type="string" office:string-value="ExpenditureType">
            <text:p>ExpenditureType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088" office:value-type="string" office:string-value="ExpenditureType">
            <text:p>ExpenditureType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nId">
            <text:p>nId</text:p>
          </table:table-cell>
          <table:table-cell table:style-name="Gnumeric-default"/>
          <table:table-cell table:style-name="Gnumeric-default" office:value-type="string" office:string-value="id">
            <text:p>id</text:p>
          </table:table-cell>
          <table:table-cell table:style-name="Gnumeric-default" office:value-type="string" office:string-value="int">
            <text:p>int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Description">
            <text:p>cDescription</text:p>
          </table:table-cell>
          <table:table-cell table:style-name="Gnumeric-default"/>
          <table:table-cell table:style-name="Gnumeric-default" office:value-type="string" office:string-value="description">
            <text:p>description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b08" office:value-type="string" office:string-value="Family">
            <text:p>Family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TxFormNo">
            <text:p>cTxFormNo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pk.txFormNo">
            <text:p>pk.txForm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PersonTypeID">
            <text:p>cPersonTypeID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pk.PersonType">
            <text:p>pk.PersonType</text:p>
          </table:table-cell>
          <table:table-cell table:style-name="Gnumeric-default" office:value-type="string" office:string-value="PersonType">
            <text:p>PersonType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ClientNo">
            <text:p>cClientNo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pk.txApplicantCode">
            <text:p>pk.txApplicantCod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FamName">
            <text:p>cFamName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famName">
            <text:p>famNam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FamAddress">
            <text:p>cFamAddress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famAddress">
            <text:p>famAddress</text:p>
          </table:table-cell>
          <table:table-cell table:style-name="Gnumeric-default" office:value-type="string" office:string-value="String ">
            <text:p>String 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FamOccupation">
            <text:p>cFamOccupation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famOccupation">
            <text:p>famOccupation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FamRelation">
            <text:p>cFamRelation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famRelation">
            <text:p>famRelation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dFamDateOfBirth">
            <text:p>dFamDateOfBirth</text:p>
          </table:table-cell>
          <table:table-cell table:style-name="Gnumeric-default" office:value-type="string" office:string-value="date">
            <text:p>date</text:p>
          </table:table-cell>
          <table:table-cell table:style-name="Gnumeric-default" office:value-type="string" office:string-value="famDateOfBirth">
            <text:p>famDateOfBirth</text:p>
          </table:table-cell>
          <table:table-cell table:style-name="Gnumeric-default" office:value-type="string" office:string-value="Date">
            <text:p>Date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088" office:value-type="string" office:string-value="Land">
            <text:p>Land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nAmount">
            <text:p>nAmount</text:p>
          </table:table-cell>
          <table:table-cell table:style-name="Gnumeric-default"/>
          <table:table-cell table:style-name="Gnumeric-default" office:value-type="string" office:string-value="amount">
            <text:p>amount</text:p>
          </table:table-cell>
          <table:table-cell table:style-name="Gnumeric-default" office:value-type="string" office:string-value="double">
            <text:p>double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nArea">
            <text:p>nArea</text:p>
          </table:table-cell>
          <table:table-cell table:style-name="Gnumeric-default"/>
          <table:table-cell table:style-name="Gnumeric-default" office:value-type="string" office:string-value="area">
            <text:p>area</text:p>
          </table:table-cell>
          <table:table-cell table:style-name="Gnumeric-default" office:value-type="string" office:string-value="double">
            <text:p>double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Location">
            <text:p>cLocation</text:p>
          </table:table-cell>
          <table:table-cell table:style-name="Gnumeric-default"/>
          <table:table-cell table:style-name="Gnumeric-default" office:value-type="string" office:string-value="location">
            <text:p>location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nLandTypeId">
            <text:p>nLandTypeId</text:p>
          </table:table-cell>
          <table:table-cell table:style-name="Gnumeric-default"/>
          <table:table-cell table:style-name="Gnumeric-default" office:value-type="string" office:string-value="landType">
            <text:p>landType</text:p>
          </table:table-cell>
          <table:table-cell table:style-name="Gnumeric-default" office:value-type="string" office:string-value="LandType">
            <text:p>LandType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nAssetId">
            <text:p>nAssetId</text:p>
          </table:table-cell>
          <table:table-cell table:style-name="Gnumeric-default"/>
          <table:table-cell table:style-name="Gnumeric-default" office:value-type="string" office:string-value="asset">
            <text:p>asset</text:p>
          </table:table-cell>
          <table:table-cell table:style-name="Gnumeric-default" office:value-type="string" office:string-value="Asset">
            <text:p>Asset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088" office:value-type="string" office:string-value="LandType">
            <text:p>LandType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nLandTypeId">
            <text:p>nLandTypeId</text:p>
          </table:table-cell>
          <table:table-cell table:style-name="Gnumeric-default"/>
          <table:table-cell table:style-name="Gnumeric-default" office:value-type="string" office:string-value="id">
            <text:p>id</text:p>
          </table:table-cell>
          <table:table-cell table:style-name="Gnumeric-default" office:value-type="string" office:string-value="int">
            <text:p>int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LandTypeDesc">
            <text:p>cLandTypeDesc</text:p>
          </table:table-cell>
          <table:table-cell table:style-name="Gnumeric-default"/>
          <table:table-cell table:style-name="Gnumeric-default" office:value-type="string" office:string-value="description">
            <text:p>description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088" office:value-type="string" office:string-value="Machinery">
            <text:p>Machinery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nLineNo">
            <text:p>nLineNo</text:p>
          </table:table-cell>
          <table:table-cell table:style-name="Gnumeric-default"/>
          <table:table-cell table:style-name="Gnumeric-default" office:value-type="string" office:string-value="lineNo">
            <text:p>lineNo</text:p>
          </table:table-cell>
          <table:table-cell table:style-name="Gnumeric-default" office:value-type="string" office:string-value="int">
            <text:p>int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nAmount">
            <text:p>nAmount</text:p>
          </table:table-cell>
          <table:table-cell table:style-name="Gnumeric-default"/>
          <table:table-cell table:style-name="Gnumeric-default" office:value-type="string" office:string-value="amount">
            <text:p>amount</text:p>
          </table:table-cell>
          <table:table-cell table:style-name="Gnumeric-default" office:value-type="string" office:string-value="double">
            <text:p>double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nQuantity">
            <text:p>nQuantity</text:p>
          </table:table-cell>
          <table:table-cell table:style-name="Gnumeric-default"/>
          <table:table-cell table:style-name="Gnumeric-default" office:value-type="string" office:string-value="quantity">
            <text:p>quantity</text:p>
          </table:table-cell>
          <table:table-cell table:style-name="Gnumeric-default" office:value-type="string" office:string-value="int">
            <text:p>int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Type">
            <text:p>cType</text:p>
          </table:table-cell>
          <table:table-cell table:style-name="Gnumeric-default"/>
          <table:table-cell table:style-name="Gnumeric-default" office:value-type="string" office:string-value="type">
            <text:p>typ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nAssetId">
            <text:p>nAssetId</text:p>
          </table:table-cell>
          <table:table-cell table:style-name="Gnumeric-default"/>
          <table:table-cell table:style-name="Gnumeric-default" office:value-type="string" office:string-value="asset">
            <text:p>asset</text:p>
          </table:table-cell>
          <table:table-cell table:style-name="Gnumeric-default" office:value-type="string" office:string-value="Asset">
            <text:p>Asset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4408" office:value-type="string" office:string-value="MemoToFile">
            <text:p>MemoToFile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nLineNo">
            <text:p>nLineNo</text:p>
          </table:table-cell>
          <table:table-cell table:style-name="Gnumeric-default"/>
          <table:table-cell table:style-name="Gnumeric-default" office:value-type="string" office:string-value="lineNo">
            <text:p>lineNo</text:p>
          </table:table-cell>
          <table:table-cell table:style-name="Gnumeric-default" office:value-type="string" office:string-value="int">
            <text:p>int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TxFormNo">
            <text:p>cTxFormNo</text:p>
          </table:table-cell>
          <table:table-cell table:style-name="Gnumeric-default"/>
          <table:table-cell table:style-name="Gnumeric-default" office:value-type="string" office:string-value="txFormNo">
            <text:p>txForm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Description">
            <text:p>cDescription</text:p>
          </table:table-cell>
          <table:table-cell table:style-name="Gnumeric-default"/>
          <table:table-cell table:style-name="Gnumeric-default" office:value-type="string" office:string-value="description">
            <text:p>description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Remarks">
            <text:p>cRemarks</text:p>
          </table:table-cell>
          <table:table-cell table:style-name="Gnumeric-default"/>
          <table:table-cell table:style-name="Gnumeric-default" office:value-type="string" office:string-value="remarks">
            <text:p>remarks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b08" office:value-type="string" office:string-value="PersonType">
            <text:p>PersonType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TypeID">
            <text:p>cTypeID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typeID">
            <text:p>typeID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TypeDesc">
            <text:p>cTypeDesc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typeDesc">
            <text:p>typeDesc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b08" office:value-type="string" office:string-value="PersonInfo">
            <text:p>PersonInfo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TxFormNo">
            <text:p>cTxFormNo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pk.txFormNo">
            <text:p>pk.txForm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PersonTypeID">
            <text:p>cPersonTypeID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pk.PersonType">
            <text:p>pk.PersonType</text:p>
          </table:table-cell>
          <table:table-cell table:style-name="Gnumeric-default" office:value-type="string" office:string-value="PersonType">
            <text:p>PersonType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ClientNo">
            <text:p>cClientNo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pk.txApplicantCode">
            <text:p>pk.txApplicantCod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FirstName">
            <text:p>cFirstName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firstName">
            <text:p>firstNam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MiddleName">
            <text:p>cMiddleName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middleName">
            <text:p>middleNam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LastName">
            <text:p>cLastName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lastName">
            <text:p>lastNam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NickName">
            <text:p>cNickName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nickName">
            <text:p>nickNam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Gender">
            <text:p>cGender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gender">
            <text:p>gender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dDateOfBirth">
            <text:p>dDateOfBirth</text:p>
          </table:table-cell>
          <table:table-cell table:style-name="Gnumeric-default" office:value-type="string" office:string-value="date">
            <text:p>date</text:p>
          </table:table-cell>
          <table:table-cell table:style-name="Gnumeric-default" office:value-type="string" office:string-value="dateOfBirth">
            <text:p>dateOfBirth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PlaceOfBirth">
            <text:p>cPlaceOfBirth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placeOfBirth">
            <text:p>placeOfBirth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CivilStatus">
            <text:p>cCivilStatus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civilStatus">
            <text:p>civilStatus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Education">
            <text:p>cEducation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education">
            <text:p>education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Tribe">
            <text:p>cTribe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tribe">
            <text:p>tribe</text:p>
          </table:table-cell>
          <table:table-cell table:style-name="Gnumeric-default" office:value-type="string" office:string-value="Tribe">
            <text:p>Tribe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Religion">
            <text:p>cReligion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religion">
            <text:p>religion</text:p>
          </table:table-cell>
          <table:table-cell table:style-name="Gnumeric-default" office:value-type="string" office:string-value="Religion">
            <text:p>Religion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b08" office:value-type="string" office:string-value="PurchaseOrder">
            <text:p>PurchaseOrder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TxFormNo">
            <text:p>cTxFormNo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txFormNo">
            <text:p>txForm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UnitApplied">
            <text:p>cUnitApplied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unitApplied">
            <text:p>unitApplied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nDownPayment">
            <text:p>nDownPayment</text:p>
          </table:table-cell>
          <table:table-cell table:style-name="Gnumeric-default" office:value-type="string" office:string-value="Double(13)">
            <text:p>Double(13)</text:p>
          </table:table-cell>
          <table:table-cell table:style-name="Gnumeric-default" office:value-type="string" office:string-value="downPayment">
            <text:p>downPayment</text:p>
          </table:table-cell>
          <table:table-cell table:style-name="Gnumeric-default" office:value-type="string" office:string-value="double">
            <text:p>double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nInsurance">
            <text:p>nInsurance</text:p>
          </table:table-cell>
          <table:table-cell table:style-name="Gnumeric-default" office:value-type="string" office:string-value="Double(13)">
            <text:p>Double(13)</text:p>
          </table:table-cell>
          <table:table-cell table:style-name="Gnumeric-default" office:value-type="string" office:string-value="insurance">
            <text:p>insurance</text:p>
          </table:table-cell>
          <table:table-cell table:style-name="Gnumeric-default" office:value-type="string" office:string-value="double">
            <text:p>double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nMonthlyAmort">
            <text:p>nMonthlyAmort</text:p>
          </table:table-cell>
          <table:table-cell table:style-name="Gnumeric-default" office:value-type="string" office:string-value="Double(13)">
            <text:p>Double(13)</text:p>
          </table:table-cell>
          <table:table-cell table:style-name="Gnumeric-default" office:value-type="string" office:string-value="monthlyAmortization">
            <text:p>monthlyAmortization</text:p>
          </table:table-cell>
          <table:table-cell table:style-name="Gnumeric-default" office:value-type="string" office:string-value="double">
            <text:p>double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nTerm">
            <text:p>nTerm</text:p>
          </table:table-cell>
          <table:table-cell table:style-name="Gnumeric-default" office:value-type="string" office:string-value="Double(13)">
            <text:p>Double(13)</text:p>
          </table:table-cell>
          <table:table-cell table:style-name="Gnumeric-default" office:value-type="string" office:string-value="term">
            <text:p>term</text:p>
          </table:table-cell>
          <table:table-cell table:style-name="Gnumeric-default" office:value-type="string" office:string-value="int">
            <text:p>int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bIsBrandNew">
            <text:p>bIsBrandNew</text:p>
          </table:table-cell>
          <table:table-cell table:style-name="Gnumeric-default" office:value-type="string" office:string-value="bit">
            <text:p>bit</text:p>
          </table:table-cell>
          <table:table-cell table:style-name="Gnumeric-default" office:value-type="string" office:string-value="brandNew">
            <text:p>brandNew</text:p>
          </table:table-cell>
          <table:table-cell table:style-name="Gnumeric-default" office:value-type="string" office:string-value="boolean">
            <text:p>boolean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Purpose">
            <text:p>cPurpose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purpose">
            <text:p>purpos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Remarks">
            <text:p>cRemarks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remarks">
            <text:p>remarks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Status">
            <text:p>cStatus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status">
            <text:p>status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dEncodeDate">
            <text:p>dEncodeDate</text:p>
          </table:table-cell>
          <table:table-cell table:style-name="Gnumeric-default" office:value-type="string" office:string-value="date">
            <text:p>date</text:p>
          </table:table-cell>
          <table:table-cell table:style-name="Gnumeric-default" office:value-type="string" office:string-value="encodeDate">
            <text:p>encodeDate</text:p>
          </table:table-cell>
          <table:table-cell table:style-name="Gnumeric-default" office:value-type="string" office:string-value="Date">
            <text:p>Date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dStatusDate">
            <text:p>dStatusDate</text:p>
          </table:table-cell>
          <table:table-cell table:style-name="Gnumeric-default" office:value-type="string" office:string-value="date">
            <text:p>date</text:p>
          </table:table-cell>
          <table:table-cell table:style-name="Gnumeric-default" office:value-type="string" office:string-value="statusDate">
            <text:p>statusDate</text:p>
          </table:table-cell>
          <table:table-cell table:style-name="Gnumeric-default" office:value-type="string" office:string-value="Date">
            <text:p>Date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CI">
            <text:p>cCI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ciCollection">
            <text:p>ciCollection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b08" office:value-type="string" office:string-value="Religion">
            <text:p>Religion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ReligionID">
            <text:p>cReligionID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religionID">
            <text:p>religionID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Desc">
            <text:p>cDesc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religionDesc">
            <text:p>religionDesc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4408" office:value-type="string" office:string-value="RepresentativeEmployment">
            <text:p>RepresentativeEmployment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2">
          <table:table-cell table:style-name="ACE-0x93a4708" office:value-type="string" office:string-value="cTxFormNo">
            <text:p>cTxFormNo</text:p>
          </table:table-cell>
          <table:table-cell table:style-name="ACE-0x93a4408"/>
          <table:table-cell table:style-name="ACE-0x93a4708" office:value-type="string" office:string-value="txFormNo">
            <text:p>txForm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Department">
            <text:p>cDepartment</text:p>
          </table:table-cell>
          <table:table-cell table:style-name="ACE-0x93a4408"/>
          <table:table-cell table:style-name="ACE-0x93a4708" office:value-type="string" office:string-value="department">
            <text:p>department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ACE-0x93a4708" office:value-type="string" office:string-value="cPosition">
            <text:p>cPosition</text:p>
          </table:table-cell>
          <table:table-cell table:style-name="ACE-0x93a4408"/>
          <table:table-cell table:style-name="ACE-0x93a4708" office:value-type="string" office:string-value="position">
            <text:p>position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ACE-0x93a4708" office:value-type="string" office:string-value="nSalary">
            <text:p>nSalary</text:p>
          </table:table-cell>
          <table:table-cell table:style-name="ACE-0x93a4408"/>
          <table:table-cell table:style-name="ACE-0x93a4708" office:value-type="string" office:string-value="salary">
            <text:p>salary</text:p>
          </table:table-cell>
          <table:table-cell table:style-name="Gnumeric-default" office:value-type="string" office:string-value="double">
            <text:p>double</text:p>
          </table:table-cell>
          <table:table-cell table:number-columns-repeated="252" table:style-name="Gnumeric-default"/>
        </table:table-row>
        <table:table-row table:style-name="AROW-4">
          <table:table-cell table:style-name="Gnumeric-default" office:value-type="string" office:string-value="nStatus">
            <text:p>nStatus</text:p>
          </table:table-cell>
          <table:table-cell table:style-name="Gnumeric-default"/>
          <table:table-cell table:style-name="ACE-0x93a4708" office:value-type="string" office:string-value="status">
            <text:p>status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nYearOfService">
            <text:p>nYearOfService</text:p>
          </table:table-cell>
          <table:table-cell table:style-name="Gnumeric-default"/>
          <table:table-cell table:style-name="ACE-0x93a4708" office:value-type="string" office:string-value="yearOfService">
            <text:p>yearOfService</text:p>
          </table:table-cell>
          <table:table-cell table:style-name="Gnumeric-default" office:value-type="string" office:string-value="int">
            <text:p>int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PersonTypeID">
            <text:p>cPersonTypeID</text:p>
          </table:table-cell>
          <table:table-cell table:style-name="Gnumeric-default"/>
          <table:table-cell table:style-name="ACE-0x93a4708" office:value-type="string" office:string-value="personType">
            <text:p>personType</text:p>
          </table:table-cell>
          <table:table-cell table:style-name="Gnumeric-default" office:value-type="string" office:string-value="PersonType">
            <text:p>PersonType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b08" office:value-type="string" office:string-value="Sibling">
            <text:p>Sibling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TxFormNo">
            <text:p>cTxFormNo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txFormNo">
            <text:p>txForm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nLineNo">
            <text:p>nLineNo</text:p>
          </table:table-cell>
          <table:table-cell table:style-name="Gnumeric-default" office:value-type="string" office:string-value="Int(11)">
            <text:p>Int(11)</text:p>
          </table:table-cell>
          <table:table-cell table:style-name="Gnumeric-default" office:value-type="string" office:string-value="lineNo">
            <text:p>lineNo</text:p>
          </table:table-cell>
          <table:table-cell table:style-name="Gnumeric-default" office:value-type="string" office:string-value="int">
            <text:p>int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SiblingName">
            <text:p>cSiblingName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siblingName">
            <text:p>siblingNam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SiblingAddress">
            <text:p>cSiblingAddress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siblingAddress">
            <text:p>siblingAddress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SiblingContactNo">
            <text:p>cSiblingContactNo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siblingContactNo">
            <text:p>siblingContact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b08" office:value-type="string" office:string-value="SourceOfIncome">
            <text:p>SourceOfIncome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TxFormNo">
            <text:p>cTxFormNo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pk.txFormNo">
            <text:p>pk.txForm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PersonTypeID">
            <text:p>cPersonTypeID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pk.PersonType">
            <text:p>pk.PersonType</text:p>
          </table:table-cell>
          <table:table-cell table:style-name="Gnumeric-default" office:value-type="string" office:string-value="PersonType">
            <text:p>PersonType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ClientNo">
            <text:p>cClientNo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pk.txApplicantCode">
            <text:p>pk.txApplicantCod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nSalary">
            <text:p>nSalary</text:p>
          </table:table-cell>
          <table:table-cell table:style-name="Gnumeric-default" office:value-type="string" office:string-value="Double(13)">
            <text:p>Double(13)</text:p>
          </table:table-cell>
          <table:table-cell table:style-name="Gnumeric-default" office:value-type="string" office:string-value="incSalary">
            <text:p>incSalary</text:p>
          </table:table-cell>
          <table:table-cell table:style-name="Gnumeric-default" office:value-type="string" office:string-value="double">
            <text:p>double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nBusinessInc">
            <text:p>nBusinessInc</text:p>
          </table:table-cell>
          <table:table-cell table:style-name="Gnumeric-default" office:value-type="string" office:string-value="Double(13)">
            <text:p>Double(13)</text:p>
          </table:table-cell>
          <table:table-cell table:style-name="Gnumeric-default" office:value-type="string" office:string-value="incBusiness">
            <text:p>incBusiness</text:p>
          </table:table-cell>
          <table:table-cell table:style-name="Gnumeric-default" office:value-type="string" office:string-value="double">
            <text:p>double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NatureOfBusiness">
            <text:p>cNatureOfBusiness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incNature">
            <text:p>incNatur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bIsRegistered">
            <text:p>bIsRegistered</text:p>
          </table:table-cell>
          <table:table-cell table:style-name="Gnumeric-default" office:value-type="string" office:string-value="bit">
            <text:p>bit</text:p>
          </table:table-cell>
          <table:table-cell table:style-name="Gnumeric-default" office:value-type="string" office:string-value="incRegistered">
            <text:p>incRegistered</text:p>
          </table:table-cell>
          <table:table-cell table:style-name="Gnumeric-default" office:value-type="string" office:string-value="boolean">
            <text:p>boolean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nFarmInc">
            <text:p>nFarmInc</text:p>
          </table:table-cell>
          <table:table-cell table:style-name="Gnumeric-default" office:value-type="string" office:string-value="Double(13)">
            <text:p>Double(13)</text:p>
          </table:table-cell>
          <table:table-cell table:style-name="Gnumeric-default" office:value-type="string" office:string-value="incFarm">
            <text:p>incFarm</text:p>
          </table:table-cell>
          <table:table-cell table:style-name="Gnumeric-default" office:value-type="string" office:string-value="double">
            <text:p>double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bIsAgriculture">
            <text:p>bIsAgriculture</text:p>
          </table:table-cell>
          <table:table-cell table:style-name="Gnumeric-default" office:value-type="string" office:string-value="bit">
            <text:p>bit</text:p>
          </table:table-cell>
          <table:table-cell table:style-name="Gnumeric-default" office:value-type="string" office:string-value="incAgriculture">
            <text:p>incAgriculture</text:p>
          </table:table-cell>
          <table:table-cell table:style-name="Gnumeric-default" office:value-type="string" office:string-value="boolean">
            <text:p>boolean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bIsLiveStock">
            <text:p>bIsLiveStock</text:p>
          </table:table-cell>
          <table:table-cell table:style-name="Gnumeric-default" office:value-type="string" office:string-value="bit">
            <text:p>bit</text:p>
          </table:table-cell>
          <table:table-cell table:style-name="Gnumeric-default" office:value-type="string" office:string-value="incLiveStock">
            <text:p>incLiveStock</text:p>
          </table:table-cell>
          <table:table-cell table:style-name="Gnumeric-default" office:value-type="string" office:string-value="boolean">
            <text:p>boolean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HarvestDate">
            <text:p>cHarvestDate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harvestDate">
            <text:p>harvestDat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nAveProd">
            <text:p>nAveProd</text:p>
          </table:table-cell>
          <table:table-cell table:style-name="Gnumeric-default" office:value-type="string" office:string-value="Double(13)">
            <text:p>Double(13)</text:p>
          </table:table-cell>
          <table:table-cell table:style-name="Gnumeric-default" office:value-type="string" office:string-value="incAverageProd">
            <text:p>incAverageProd</text:p>
          </table:table-cell>
          <table:table-cell table:style-name="Gnumeric-default" office:value-type="string" office:string-value="double">
            <text:p>double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nOtherIncome">
            <text:p>nOtherIncome</text:p>
          </table:table-cell>
          <table:table-cell table:style-name="Gnumeric-default" office:value-type="string" office:string-value="Double(13)">
            <text:p>Double(13)</text:p>
          </table:table-cell>
          <table:table-cell table:style-name="Gnumeric-default" office:value-type="string" office:string-value="incOther">
            <text:p>incOther</text:p>
          </table:table-cell>
          <table:table-cell table:style-name="Gnumeric-default" office:value-type="string" office:string-value="double">
            <text:p>double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nOtherSource">
            <text:p>nOtherSource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incOtherSource">
            <text:p>incOtherSourc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b08" office:value-type="string" office:string-value="TransactionForm">
            <text:p>TransactionForm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TxFormNo">
            <text:p>cTxFormNo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txFormNo">
            <text:p>txFormNo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ClientNo">
            <text:p>cClientNo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txApplicationCode">
            <text:p>txApplicationCod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dAppDate">
            <text:p>dAppDate</text:p>
          </table:table-cell>
          <table:table-cell table:style-name="Gnumeric-default" office:value-type="string" office:string-value="date">
            <text:p>date</text:p>
          </table:table-cell>
          <table:table-cell table:style-name="Gnumeric-default" office:value-type="string" office:string-value="txApplicationDate">
            <text:p>txApplicationDate</text:p>
          </table:table-cell>
          <table:table-cell table:style-name="Gnumeric-default" office:value-type="string" office:string-value="Date">
            <text:p>Date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088" office:value-type="string" office:string-value="TransactionForm">
            <text:p>TransactionForm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nTransId">
            <text:p>nTransId</text:p>
          </table:table-cell>
          <table:table-cell table:style-name="Gnumeric-default"/>
          <table:table-cell table:style-name="Gnumeric-default" office:value-type="string" office:string-value="id">
            <text:p>id</text:p>
          </table:table-cell>
          <table:table-cell table:style-name="Gnumeric-default" office:value-type="string" office:string-value="int">
            <text:p>int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Description">
            <text:p>cDescription</text:p>
          </table:table-cell>
          <table:table-cell table:style-name="Gnumeric-default"/>
          <table:table-cell table:style-name="Gnumeric-default" office:value-type="string" office:string-value="description">
            <text:p>description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b08" office:value-type="string" office:string-value="Tribe">
            <text:p>Tribe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TribeID">
            <text:p>cTribeID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tribeID">
            <text:p>tribeID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 office:string-value="cDesc">
            <text:p>cDesc</text:p>
          </table:table-cell>
          <table:table-cell table:style-name="Gnumeric-default" office:value-type="string" office:string-value="Varchar(255)">
            <text:p>Varchar(255)</text:p>
          </table:table-cell>
          <table:table-cell table:style-name="Gnumeric-default" office:value-type="string" office:string-value="tribeDesc">
            <text:p>tribeDesc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0">
          <table:table-cell table:number-columns-spanned="4" table:style-name="ACE-0x93a3088" office:value-type="string" office:string-value="Vehicle">
            <text:p>Vehicle</text:p>
          </table:table-cell>
          <table:covered-table-cell table:number-columns-repeated="3"/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nLineNo">
            <text:p>nLineNo</text:p>
          </table:table-cell>
          <table:table-cell table:style-name="Gnumeric-default"/>
          <table:table-cell table:style-name="Gnumeric-default" office:value-type="string" office:string-value="lineNo">
            <text:p>lineNo</text:p>
          </table:table-cell>
          <table:table-cell table:style-name="Gnumeric-default" office:value-type="string" office:string-value="int">
            <text:p>int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nAge">
            <text:p>nAge</text:p>
          </table:table-cell>
          <table:table-cell table:style-name="Gnumeric-default"/>
          <table:table-cell table:style-name="Gnumeric-default" office:value-type="string" office:string-value="age">
            <text:p>age</text:p>
          </table:table-cell>
          <table:table-cell table:style-name="Gnumeric-default" office:value-type="string" office:string-value="int">
            <text:p>int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nAmount">
            <text:p>nAmount</text:p>
          </table:table-cell>
          <table:table-cell table:style-name="Gnumeric-default"/>
          <table:table-cell table:style-name="Gnumeric-default" office:value-type="string" office:string-value="amount">
            <text:p>amount</text:p>
          </table:table-cell>
          <table:table-cell table:style-name="Gnumeric-default" office:value-type="string" office:string-value="double">
            <text:p>double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Type">
            <text:p>cType</text:p>
          </table:table-cell>
          <table:table-cell table:style-name="Gnumeric-default"/>
          <table:table-cell table:style-name="Gnumeric-default" office:value-type="string" office:string-value="type">
            <text:p>typ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cUse">
            <text:p>cUse</text:p>
          </table:table-cell>
          <table:table-cell table:style-name="Gnumeric-default"/>
          <table:table-cell table:style-name="Gnumeric-default" office:value-type="string" office:string-value="use">
            <text:p>use</text:p>
          </table:table-cell>
          <table:table-cell table:style-name="Gnumeric-default" office:value-type="string" office:string-value="String">
            <text:p>String</text:p>
          </table:table-cell>
          <table:table-cell table:number-columns-repeated="252" table:style-name="Gnumeric-default"/>
        </table:table-row>
        <table:table-row table:style-name="AROW-2">
          <table:table-cell table:style-name="Gnumeric-default" office:value-type="string" office:string-value="nAssetId">
            <text:p>nAssetId</text:p>
          </table:table-cell>
          <table:table-cell table:style-name="Gnumeric-default"/>
          <table:table-cell table:style-name="Gnumeric-default" office:value-type="string" office:string-value="asset">
            <text:p>asset</text:p>
          </table:table-cell>
          <table:table-cell table:style-name="Gnumeric-default" office:value-type="string" office:string-value="Asset">
            <text:p>Asset</text:p>
          </table:table-cell>
          <table:table-cell table:number-columns-repeated="25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58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1048319">
          <table:table-cell table:number-columns-repeated="256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93ee268" table:print="true">
        <office:forms form:automatic-focus="false" form:apply-design-mode="false">
          <form:form/>
        </office:forms>
        <table:table-column table:default-cell-style-name="ACE-0x93a3d48" table:style-name="ACOL-4"/>
        <table:table-column table:default-cell-style-name="ACE-0x93a3d48" table:style-name="ACOL-3" table:number-columns-repeated="255"/>
        <table:table-row table:style-name="AROW-0">
          <table:table-cell table:number-columns-repeated="256" table:style-name="ACE-0x93a3d48"/>
        </table:table-row>
        <table:table-row table:style-name="AROW-0">
          <table:table-cell table:number-columns-repeated="256" table:style-name="ACE-0x93a3d48"/>
        </table:table-row>
        <table:table-row table:style-name="AROW-0" table:number-rows-repeated="65534">
          <table:table-cell table:number-columns-repeated="256" table:style-name="ACE-0x93a3d4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93ee3c0" table:print="true">
        <office:forms form:automatic-focus="false" form:apply-design-mode="false">
          <form:form/>
        </office:forms>
        <table:table-column table:default-cell-style-name="ACE-0x93a3ec8" table:style-name="ACOL-4"/>
        <table:table-column table:default-cell-style-name="ACE-0x93a3ec8" table:style-name="ACOL-3" table:number-columns-repeated="255"/>
        <table:table-row table:style-name="AROW-0">
          <table:table-cell table:number-columns-repeated="256" table:style-name="ACE-0x93a3ec8"/>
        </table:table-row>
        <table:table-row table:style-name="AROW-0">
          <table:table-cell table:number-columns-repeated="256" table:style-name="ACE-0x93a3ec8"/>
        </table:table-row>
        <table:table-row table:style-name="AROW-0" table:number-rows-repeated="65534">
          <table:table-cell table:number-columns-repeated="256" table:style-name="ACE-0x93a3ec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109.50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x93ed3d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a04509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  <style:page-layout style:name="pl-0xa08d96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93ee110" style:display-name="Sheet1" style:page-layout-name="pl-0x93ed3d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3ee268" style:display-name="Sheet2" style:page-layout-name="pl-0xa04509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  <style:master-page style:name="ta-mp-0x93ee3c0" style:display-name="Sheet3" style:page-layout-name="pl-0xa08d96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Programmer </dc:creator>
    <dc:date>2013-07-27T08:27:10Z</dc:date>
    <meta:creation-date>2013-07-27T13:13:22Z</meta:creation-date>
    <meta:editing-cycles>20</meta:editing-cycles>
    <meta:editing-duration>PT1H22M50S</meta:editing-duration>
    <meta:generator>gnumeric/1.10.17</meta:generator>
    <meta:initial-creator>JProgrammer </meta:initial-creator>
  </office:meta>
</office:document-meta>
</file>